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272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10.86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50148" officeooo:paragraph-rsid="00150148"/>
    </style:style>
    <style:style style:name="P2" style:family="paragraph" style:parent-style-name="Standard">
      <style:text-properties officeooo:rsid="0015e637" officeooo:paragraph-rsid="0015e637"/>
    </style:style>
    <style:style style:name="P3" style:family="paragraph" style:parent-style-name="Standard">
      <style:text-properties officeooo:rsid="0015e637" officeooo:paragraph-rsid="001781dc"/>
    </style:style>
    <style:style style:name="P4" style:family="paragraph" style:parent-style-name="Standard">
      <style:text-properties officeooo:rsid="001871d9" officeooo:paragraph-rsid="001871d9"/>
    </style:style>
    <style:style style:name="P5" style:family="paragraph" style:parent-style-name="Table_20_Contents">
      <style:paragraph-properties fo:margin-top="0cm" fo:margin-bottom="0.499cm" style:contextual-spacing="false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1781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) ../../libtool: line 1125: g++: command not found<text:tab/>?</text:p>
      <text:p text:style-name="P1">Ans:<text:tab/>sudo apt-get install build-essential g++</text:p>
      <text:p text:style-name="P2"/>
      <text:p text:style-name="P2">2)libtool: link: unsupported hardcode properties<text:tab/>?</text:p>
      <text:p text:style-name="P3">Ans:<text:tab/><text:a xlink:type="simple" xlink:href="http://stackoverflow.com/questions/11964466/why-is-libtool-is-throwing-unsupported-hardcode-properties-errors-and-what-do"><text:span text:style-name="T1">http://stackoverflow.com/questions/11964466/why-is-libtool-is-throwing-unsupported-hardcode-properties-errors-and-what-do</text:span></text:a></text:p>
      <text:p text:style-name="P3"/>
      <text:p text:style-name="P4">3)sudo apt-get update==&gt;Fetched 1,334 kB in 28s (46.9 kB/s) <text:s text:c="43"/></text:p>
      <text:p text:style-name="P4">E: Could not get lock /var/lib/dpkg/lock - open (11: Resource temporarily unavailable)</text:p>
      <text:p text:style-name="P4">E: Unable to lock the administration directory (/var/lib/dpkg/), is another process using it?</text:p>
      <text:p text:style-name="P4">Ans: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9 down vote </text:p>
          </table:table-cell>
          <table:table-cell table:style-name="Table1.A1" office:value-type="string">
            <text:p text:style-name="P5">You can delete the lock file with the following command:</text:p>
            <text:p text:style-name="P6"><text:span text:style-name="Source_20_Text">sudo rm /var/lib/apt/lists/lock</text:span></text:p>
            <text:p text:style-name="P5">You may also need to delete the lock file in the cache directory</text:p>
            <text:p text:style-name="P6"><text:span text:style-name="Source_20_Text">sudo rm /var/cache/apt/archives/lock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22:19:18.626827502</meta:creation-date>
    <dc:date>2014-12-14T00:39:19.445929150</dc:date>
    <meta:editing-duration>PT2H18M44S</meta:editing-duration>
    <meta:editing-cycles>4</meta:editing-cycles>
    <meta:generator>LibreOffice/4.2.6.3$Linux_x86 LibreOffice_project/420m0$Build-3</meta:generator>
    <meta:document-statistic meta:table-count="1" meta:image-count="0" meta:object-count="0" meta:page-count="1" meta:paragraph-count="13" meta:word-count="90" meta:character-count="765" meta:non-whitespace-character-count="637"/>
  </office:meta>
</office:document-meta>
</file>